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874in" svg:height="12.3087in" svg:x="4.6291in" svg:y="0.1272in">
            <draw:object draw:notify-on-update-of-ranges="Sheet1.A2:Sheet1.A33 Sheet1.B1:Sheet1.B1 Sheet1.B2:Sheet1.B33 Sheet1.A2:Sheet1.A33 Sheet1.C1:Sheet1.C1 Sheet1.C2:Sheet1.C33 Sheet1.A2:Sheet1.A33 Sheet1.D1:Sheet1.D1 Sheet1.D2:Sheet1.D33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2.817402" calcext:value-type="float">
            <text:p>32.817402</text:p>
          </table:table-cell>
          <table:table-cell office:value-type="float" office:value="-175.355896" calcext:value-type="float">
            <text:p>-175.355896</text:p>
          </table:table-cell>
          <table:table-cell office:value-type="float" office:value="-175.365005" calcext:value-type="float">
            <text:p>-175.365005</text:p>
          </table:table-cell>
          <table:table-cell office:value-type="float" office:value="-175.360291" calcext:value-type="float">
            <text:p>-175.360291</text:p>
          </table:table-cell>
          <table:table-cell office:value-type="float" office:value="-175.358704" calcext:value-type="float">
            <text:p>-175.358704</text:p>
          </table:table-cell>
        </table:table-row>
        <table:table-row table:style-name="ro1">
          <table:table-cell office:value-type="float" office:value="33.2463" calcext:value-type="float">
            <text:p>33.2463</text:p>
          </table:table-cell>
          <table:table-cell office:value-type="float" office:value="-175.152298" calcext:value-type="float">
            <text:p>-175.152298</text:p>
          </table:table-cell>
          <table:table-cell office:value-type="float" office:value="-175.183929" calcext:value-type="float">
            <text:p>-175.183929</text:p>
          </table:table-cell>
          <table:table-cell office:value-type="float" office:value="-175.180969" calcext:value-type="float">
            <text:p>-175.180969</text:p>
          </table:table-cell>
          <table:table-cell office:value-type="float" office:value="-175.180176" calcext:value-type="float">
            <text:p>-175.180176</text:p>
          </table:table-cell>
        </table:table-row>
        <table:table-row table:style-name="ro1">
          <table:table-cell office:value-type="float" office:value="33.605801" calcext:value-type="float">
            <text:p>33.605801</text:p>
          </table:table-cell>
          <table:table-cell office:value-type="float" office:value="-175.013901" calcext:value-type="float">
            <text:p>-175.013901</text:p>
          </table:table-cell>
          <table:table-cell office:value-type="float" office:value="-175.032166" calcext:value-type="float">
            <text:p>-175.032166</text:p>
          </table:table-cell>
          <table:table-cell office:value-type="float" office:value="-175.03035" calcext:value-type="float">
            <text:p>-175.03035</text:p>
          </table:table-cell>
          <table:table-cell office:value-type="float" office:value="-175.029968" calcext:value-type="float">
            <text:p>-175.029968</text:p>
          </table:table-cell>
        </table:table-row>
        <table:table-row table:style-name="ro1">
          <table:table-cell office:value-type="float" office:value="33.942902" calcext:value-type="float">
            <text:p>33.942902</text:p>
          </table:table-cell>
          <table:table-cell office:value-type="float" office:value="-174.876602" calcext:value-type="float">
            <text:p>-174.876602</text:p>
          </table:table-cell>
          <table:table-cell office:value-type="float" office:value="-174.889847" calcext:value-type="float">
            <text:p>-174.889847</text:p>
          </table:table-cell>
          <table:table-cell office:value-type="float" office:value="-174.888855" calcext:value-type="float">
            <text:p>-174.888855</text:p>
          </table:table-cell>
          <table:table-cell office:value-type="float" office:value="-174.888702" calcext:value-type="float">
            <text:p>-174.888702</text:p>
          </table:table-cell>
        </table:table-row>
        <table:table-row table:style-name="ro1">
          <table:table-cell office:value-type="float" office:value="34.122101" calcext:value-type="float">
            <text:p>34.122101</text:p>
          </table:table-cell>
          <table:table-cell office:value-type="float" office:value="-174.812393" calcext:value-type="float">
            <text:p>-174.812393</text:p>
          </table:table-cell>
          <table:table-cell office:value-type="float" office:value="-174.814194" calcext:value-type="float">
            <text:p>-174.814194</text:p>
          </table:table-cell>
          <table:table-cell office:value-type="float" office:value="-174.813553" calcext:value-type="float">
            <text:p>-174.813553</text:p>
          </table:table-cell>
          <table:table-cell office:value-type="float" office:value="-174.813477" calcext:value-type="float">
            <text:p>-174.813477</text:p>
          </table:table-cell>
        </table:table-row>
        <table:table-row table:style-name="ro1">
          <table:table-cell office:value-type="float" office:value="34.210899" calcext:value-type="float">
            <text:p>34.210899</text:p>
          </table:table-cell>
          <table:table-cell office:value-type="float" office:value="-174.791" calcext:value-type="float">
            <text:p>-174.791</text:p>
          </table:table-cell>
          <table:table-cell office:value-type="float" office:value="-174.776703" calcext:value-type="float">
            <text:p>-174.776703</text:p>
          </table:table-cell>
          <table:table-cell office:value-type="float" office:value="-174.776199" calcext:value-type="float">
            <text:p>-174.776199</text:p>
          </table:table-cell>
          <table:table-cell office:value-type="float" office:value="-174.776138" calcext:value-type="float">
            <text:p>-174.776138</text:p>
          </table:table-cell>
        </table:table-row>
        <table:table-row table:style-name="ro1">
          <table:table-cell office:value-type="float" office:value="34.239201" calcext:value-type="float">
            <text:p>34.239201</text:p>
          </table:table-cell>
          <table:table-cell office:value-type="float" office:value="-174.806503" calcext:value-type="float">
            <text:p>-174.806503</text:p>
          </table:table-cell>
          <table:table-cell office:value-type="float" office:value="-174.764755" calcext:value-type="float">
            <text:p>-174.764755</text:p>
          </table:table-cell>
          <table:table-cell office:value-type="float" office:value="-174.764297" calcext:value-type="float">
            <text:p>-174.764297</text:p>
          </table:table-cell>
          <table:table-cell office:value-type="float" office:value="-174.764252" calcext:value-type="float">
            <text:p>-174.764252</text:p>
          </table:table-cell>
        </table:table-row>
        <table:table-row table:style-name="ro1">
          <table:table-cell office:value-type="float" office:value="34.247398" calcext:value-type="float">
            <text:p>34.247398</text:p>
          </table:table-cell>
          <table:table-cell office:value-type="float" office:value="-174.824203" calcext:value-type="float">
            <text:p>-174.824203</text:p>
          </table:table-cell>
          <table:table-cell office:value-type="float" office:value="-174.761292" calcext:value-type="float">
            <text:p>-174.761292</text:p>
          </table:table-cell>
          <table:table-cell office:value-type="float" office:value="-174.760834" calcext:value-type="float">
            <text:p>-174.760834</text:p>
          </table:table-cell>
          <table:table-cell office:value-type="float" office:value="-174.760788" calcext:value-type="float">
            <text:p>-174.760788</text:p>
          </table:table-cell>
        </table:table-row>
        <table:table-row table:style-name="ro1">
          <table:table-cell office:value-type="float" office:value="34.2481" calcext:value-type="float">
            <text:p>34.2481</text:p>
          </table:table-cell>
          <table:table-cell office:value-type="float" office:value="-174.828201" calcext:value-type="float">
            <text:p>-174.828201</text:p>
          </table:table-cell>
          <table:table-cell office:value-type="float" office:value="-174.761002" calcext:value-type="float">
            <text:p>-174.761002</text:p>
          </table:table-cell>
          <table:table-cell office:value-type="float" office:value="-174.760544" calcext:value-type="float">
            <text:p>-174.760544</text:p>
          </table:table-cell>
          <table:table-cell office:value-type="float" office:value="-174.760498" calcext:value-type="float">
            <text:p>-174.760498</text:p>
          </table:table-cell>
        </table:table-row>
        <table:table-row table:style-name="ro1">
          <table:table-cell office:value-type="float" office:value="34.248402" calcext:value-type="float">
            <text:p>34.248402</text:p>
          </table:table-cell>
          <table:table-cell office:value-type="float" office:value="-174.828903" calcext:value-type="float">
            <text:p>-174.828903</text:p>
          </table:table-cell>
          <table:table-cell office:value-type="float" office:value="-174.760864" calcext:value-type="float">
            <text:p>-174.760864</text:p>
          </table:table-cell>
          <table:table-cell office:value-type="float" office:value="-174.760406" calcext:value-type="float">
            <text:p>-174.760406</text:p>
          </table:table-cell>
          <table:table-cell office:value-type="float" office:value="-174.760361" calcext:value-type="float">
            <text:p>-174.760361</text:p>
          </table:table-cell>
        </table:table-row>
        <table:table-row table:style-name="ro1">
          <table:table-cell office:value-type="float" office:value="34.248798" calcext:value-type="float">
            <text:p>34.248798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60696" calcext:value-type="float">
            <text:p>-174.760696</text:p>
          </table:table-cell>
          <table:table-cell office:value-type="float" office:value="-174.760239" calcext:value-type="float">
            <text:p>-174.760239</text:p>
          </table:table-cell>
          <table:table-cell office:value-type="float" office:value="-174.760193" calcext:value-type="float">
            <text:p>-174.760193</text:p>
          </table:table-cell>
        </table:table-row>
        <table:table-row table:style-name="ro1">
          <table:table-cell office:value-type="float" office:value="34.2491" calcext:value-type="float">
            <text:p>34.249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60574" calcext:value-type="float">
            <text:p>-174.760574</text:p>
          </table:table-cell>
          <table:table-cell office:value-type="float" office:value="-174.760117" calcext:value-type="float">
            <text:p>-174.760117</text:p>
          </table:table-cell>
          <table:table-cell office:value-type="float" office:value="-174.760071" calcext:value-type="float">
            <text:p>-174.760071</text:p>
          </table:table-cell>
        </table:table-row>
        <table:table-row table:style-name="ro1">
          <table:table-cell office:value-type="float" office:value="34.249401" calcext:value-type="float">
            <text:p>34.249401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60452" calcext:value-type="float">
            <text:p>-174.760452</text:p>
          </table:table-cell>
          <table:table-cell office:value-type="float" office:value="-174.759995" calcext:value-type="float">
            <text:p>-174.759995</text:p>
          </table:table-cell>
          <table:table-cell office:value-type="float" office:value="-174.759949" calcext:value-type="float">
            <text:p>-174.759949</text:p>
          </table:table-cell>
        </table:table-row>
        <table:table-row table:style-name="ro1">
          <table:table-cell office:value-type="float" office:value="34.249699" calcext:value-type="float">
            <text:p>34.2496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60315" calcext:value-type="float">
            <text:p>-174.760315</text:p>
          </table:table-cell>
          <table:table-cell office:value-type="float" office:value="-174.759872" calcext:value-type="float">
            <text:p>-174.759872</text:p>
          </table:table-cell>
          <table:table-cell office:value-type="float" office:value="-174.759827" calcext:value-type="float">
            <text:p>-174.759827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60193" calcext:value-type="float">
            <text:p>-174.760193</text:p>
          </table:table-cell>
          <table:table-cell office:value-type="float" office:value="-174.75975" calcext:value-type="float">
            <text:p>-174.75975</text:p>
          </table:table-cell>
          <table:table-cell office:value-type="float" office:value="-174.759705" calcext:value-type="float">
            <text:p>-174.759705</text:p>
          </table:table-cell>
        </table:table-row>
        <table:table-row table:style-name="ro1">
          <table:table-cell office:value-type="float" office:value="34.250301" calcext:value-type="float">
            <text:p>34.250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60071" calcext:value-type="float">
            <text:p>-174.760071</text:p>
          </table:table-cell>
          <table:table-cell office:value-type="float" office:value="-174.759628" calcext:value-type="float">
            <text:p>-174.759628</text:p>
          </table:table-cell>
          <table:table-cell office:value-type="float" office:value="-174.759583" calcext:value-type="float">
            <text:p>-174.759583</text:p>
          </table:table-cell>
        </table:table-row>
        <table:table-row table:style-name="ro1">
          <table:table-cell office:value-type="float" office:value="34.250599" calcext:value-type="float">
            <text:p>34.2505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9949" calcext:value-type="float">
            <text:p>-174.759949</text:p>
          </table:table-cell>
          <table:table-cell office:value-type="float" office:value="-174.759506" calcext:value-type="float">
            <text:p>-174.759506</text:p>
          </table:table-cell>
          <table:table-cell office:value-type="float" office:value="-174.75946" calcext:value-type="float">
            <text:p>-174.75946</text:p>
          </table:table-cell>
        </table:table-row>
        <table:table-row table:style-name="ro1">
          <table:table-cell office:value-type="float" office:value="34.2509" calcext:value-type="float">
            <text:p>34.250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9811" calcext:value-type="float">
            <text:p>-174.759811</text:p>
          </table:table-cell>
          <table:table-cell office:value-type="float" office:value="-174.759369" calcext:value-type="float">
            <text:p>-174.759369</text:p>
          </table:table-cell>
          <table:table-cell office:value-type="float" office:value="-174.759323" calcext:value-type="float">
            <text:p>-174.759323</text:p>
          </table:table-cell>
        </table:table-row>
        <table:table-row table:style-name="ro1">
          <table:table-cell office:value-type="float" office:value="34.251301" calcext:value-type="float">
            <text:p>34.251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9644" calcext:value-type="float">
            <text:p>-174.759644</text:p>
          </table:table-cell>
          <table:table-cell office:value-type="float" office:value="-174.759201" calcext:value-type="float">
            <text:p>-174.759201</text:p>
          </table:table-cell>
          <table:table-cell office:value-type="float" office:value="-174.759155" calcext:value-type="float">
            <text:p>-174.759155</text:p>
          </table:table-cell>
        </table:table-row>
        <table:table-row table:style-name="ro1">
          <table:table-cell office:value-type="float" office:value="34.251598" calcext:value-type="float">
            <text:p>34.251598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9521" calcext:value-type="float">
            <text:p>-174.759521</text:p>
          </table:table-cell>
          <table:table-cell office:value-type="float" office:value="-174.759079" calcext:value-type="float">
            <text:p>-174.759079</text:p>
          </table:table-cell>
          <table:table-cell office:value-type="float" office:value="-174.759033" calcext:value-type="float">
            <text:p>-174.759033</text:p>
          </table:table-cell>
        </table:table-row>
        <table:table-row table:style-name="ro1">
          <table:table-cell office:value-type="float" office:value="34.2519" calcext:value-type="float">
            <text:p>34.251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9399" calcext:value-type="float">
            <text:p>-174.759399</text:p>
          </table:table-cell>
          <table:table-cell office:value-type="float" office:value="-174.758957" calcext:value-type="float">
            <text:p>-174.758957</text:p>
          </table:table-cell>
          <table:table-cell office:value-type="float" office:value="-174.758911" calcext:value-type="float">
            <text:p>-174.758911</text:p>
          </table:table-cell>
        </table:table-row>
        <table:table-row table:style-name="ro1">
          <table:table-cell office:value-type="float" office:value="34.252201" calcext:value-type="float">
            <text:p>34.2522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9262" calcext:value-type="float">
            <text:p>-174.759262</text:p>
          </table:table-cell>
          <table:table-cell office:value-type="float" office:value="-174.75882" calcext:value-type="float">
            <text:p>-174.75882</text:p>
          </table:table-cell>
          <table:table-cell office:value-type="float" office:value="-174.758774" calcext:value-type="float">
            <text:p>-174.758774</text:p>
          </table:table-cell>
        </table:table-row>
        <table:table-row table:style-name="ro1">
          <table:table-cell office:value-type="float" office:value="34.252499" calcext:value-type="float">
            <text:p>34.252499</text:p>
          </table:table-cell>
          <table:table-cell office:value-type="float" office:value="-174.8284" calcext:value-type="float">
            <text:p>-174.8284</text:p>
          </table:table-cell>
          <table:table-cell office:value-type="float" office:value="-174.75914" calcext:value-type="float">
            <text:p>-174.75914</text:p>
          </table:table-cell>
          <table:table-cell office:value-type="float" office:value="-174.758698" calcext:value-type="float">
            <text:p>-174.758698</text:p>
          </table:table-cell>
          <table:table-cell office:value-type="float" office:value="-174.758652" calcext:value-type="float">
            <text:p>-174.758652</text:p>
          </table:table-cell>
        </table:table-row>
        <table:table-row table:style-name="ro1">
          <table:table-cell office:value-type="float" office:value="34.2528" calcext:value-type="float">
            <text:p>34.2528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9018" calcext:value-type="float">
            <text:p>-174.759018</text:p>
          </table:table-cell>
          <table:table-cell office:value-type="float" office:value="-174.758575" calcext:value-type="float">
            <text:p>-174.758575</text:p>
          </table:table-cell>
          <table:table-cell office:value-type="float" office:value="-174.75853" calcext:value-type="float">
            <text:p>-174.75853</text:p>
          </table:table-cell>
        </table:table-row>
        <table:table-row table:style-name="ro1">
          <table:table-cell office:value-type="float" office:value="34.253101" calcext:value-type="float">
            <text:p>34.25310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8881" calcext:value-type="float">
            <text:p>-174.758881</text:p>
          </table:table-cell>
          <table:table-cell office:value-type="float" office:value="-174.758438" calcext:value-type="float">
            <text:p>-174.758438</text:p>
          </table:table-cell>
          <table:table-cell office:value-type="float" office:value="-174.758392" calcext:value-type="float">
            <text:p>-174.758392</text:p>
          </table:table-cell>
        </table:table-row>
        <table:table-row table:style-name="ro1">
          <table:table-cell office:value-type="float" office:value="34.253399" calcext:value-type="float">
            <text:p>34.25339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8759" calcext:value-type="float">
            <text:p>-174.758759</text:p>
          </table:table-cell>
          <table:table-cell office:value-type="float" office:value="-174.758316" calcext:value-type="float">
            <text:p>-174.758316</text:p>
          </table:table-cell>
          <table:table-cell office:value-type="float" office:value="-174.75827" calcext:value-type="float">
            <text:p>-174.75827</text:p>
          </table:table-cell>
        </table:table-row>
        <table:table-row table:style-name="ro1">
          <table:table-cell office:value-type="float" office:value="34.253799" calcext:value-type="float">
            <text:p>34.2537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8591" calcext:value-type="float">
            <text:p>-174.758591</text:p>
          </table:table-cell>
          <table:table-cell office:value-type="float" office:value="-174.758148" calcext:value-type="float">
            <text:p>-174.758148</text:p>
          </table:table-cell>
          <table:table-cell office:value-type="float" office:value="-174.758102" calcext:value-type="float">
            <text:p>-174.758102</text:p>
          </table:table-cell>
        </table:table-row>
        <table:table-row table:style-name="ro1">
          <table:table-cell office:value-type="float" office:value="34.255299" calcext:value-type="float">
            <text:p>34.255299</text:p>
          </table:table-cell>
          <table:table-cell office:value-type="float" office:value="-174.826904" calcext:value-type="float">
            <text:p>-174.826904</text:p>
          </table:table-cell>
          <table:table-cell office:value-type="float" office:value="-174.757965" calcext:value-type="float">
            <text:p>-174.757965</text:p>
          </table:table-cell>
          <table:table-cell office:value-type="float" office:value="-174.757523" calcext:value-type="float">
            <text:p>-174.757523</text:p>
          </table:table-cell>
          <table:table-cell office:value-type="float" office:value="-174.757477" calcext:value-type="float">
            <text:p>-174.757477</text:p>
          </table:table-cell>
        </table:table-row>
        <table:table-row table:style-name="ro1">
          <table:table-cell office:value-type="float" office:value="34.474201" calcext:value-type="float">
            <text:p>34.474201</text:p>
          </table:table-cell>
          <table:table-cell office:value-type="float" office:value="-174.814301" calcext:value-type="float">
            <text:p>-174.814301</text:p>
          </table:table-cell>
          <table:table-cell office:value-type="float" office:value="-174.665543" calcext:value-type="float">
            <text:p>-174.665543</text:p>
          </table:table-cell>
          <table:table-cell office:value-type="float" office:value="-174.665359" calcext:value-type="float">
            <text:p>-174.665359</text:p>
          </table:table-cell>
          <table:table-cell office:value-type="float" office:value="-174.665344" calcext:value-type="float">
            <text:p>-174.665344</text:p>
          </table:table-cell>
        </table:table-row>
        <table:table-row table:style-name="ro1">
          <table:table-cell office:value-type="float" office:value="35.5494" calcext:value-type="float">
            <text:p>35.5494</text:p>
          </table:table-cell>
          <table:table-cell office:value-type="float" office:value="-174.237305" calcext:value-type="float">
            <text:p>-174.237305</text:p>
          </table:table-cell>
          <table:table-cell office:value-type="float" office:value="-174.211609" calcext:value-type="float">
            <text:p>-174.211609</text:p>
          </table:table-cell>
          <table:table-cell office:value-type="float" office:value="-174.211136" calcext:value-type="float">
            <text:p>-174.211136</text:p>
          </table:table-cell>
          <table:table-cell office:value-type="float" office:value="-174.211182" calcext:value-type="float">
            <text:p>-174.211182</text:p>
          </table:table-cell>
        </table:table-row>
        <table:table-row table:style-name="ro1">
          <table:table-cell office:value-type="float" office:value="37.940701" calcext:value-type="float">
            <text:p>37.940701</text:p>
          </table:table-cell>
          <table:table-cell office:value-type="float" office:value="-173.173904" calcext:value-type="float">
            <text:p>-173.173904</text:p>
          </table:table-cell>
          <table:table-cell office:value-type="float" office:value="-173.202057" calcext:value-type="float">
            <text:p>-173.202057</text:p>
          </table:table-cell>
          <table:table-cell office:value-type="float" office:value="-173.191833" calcext:value-type="float">
            <text:p>-173.191833</text:p>
          </table:table-cell>
          <table:table-cell office:value-type="float" office:value="-173.196884" calcext:value-type="float">
            <text:p>-173.196884</text:p>
          </table:table-cell>
        </table:table-row>
        <table:table-row table:style-name="ro1">
          <table:table-cell office:value-type="float" office:value="38.7215" calcext:value-type="float">
            <text:p>38.7215</text:p>
          </table:table-cell>
          <table:table-cell office:value-type="float" office:value="-172.874603" calcext:value-type="float">
            <text:p>-172.874603</text:p>
          </table:table-cell>
          <table:table-cell office:value-type="float" office:value="-172.872421" calcext:value-type="float">
            <text:p>-172.872421</text:p>
          </table:table-cell>
          <table:table-cell office:value-type="float" office:value="-172.856293" calcext:value-type="float">
            <text:p>-172.856293</text:p>
          </table:table-cell>
          <table:table-cell office:value-type="float" office:value="-172.866287" calcext:value-type="float">
            <text:p>-172.866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4T18:02:07.128151553</dc:date>
    <meta:editing-duration>PT6H26M31S</meta:editing-duration>
    <meta:editing-cycles>39</meta:editing-cycles>
    <meta:generator>LibreOffice/7.3.7.2$Linux_X86_64 LibreOffice_project/30$Build-2</meta:generator>
    <meta:document-statistic meta:table-count="1" meta:cell-count="1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13cm" svg:height="31.265cm" xlink:href=".." xlink:type="simple" chart:class="chart:scatter" chart:style-name="ch1">
        <chart:legend chart:legend-position="end" svg:x="31.708cm" svg:y="14.574cm" style:legend-expansion="high" chart:style-name="ch2"/>
        <chart:plot-area chart:style-name="ch3" table:cell-range-address="Sheet1.A2:Sheet1.E33 Sheet1.B1:Sheet1.E1" chart:data-source-has-labels="row" svg:x="0.69cm" svg:y="0.625cm" svg:width="30.328cm" svg:height="30.015cm">
          <chart:coordinate-region svg:x="1.936cm" svg:y="0.827cm" svg:width="28.891cm" svg:height="29.6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817402">
                <text:p>32.817402</text:p>
                <draw:g>
                  <svg:desc>Sheet1.A2:Sheet1.A33</svg:desc>
                </draw:g>
              </table:table-cell>
              <table:table-cell office:value-type="float" office:value="-175.355896">
                <text:p>-175.355896</text:p>
                <draw:g>
                  <svg:desc>Sheet1.B2:Sheet1.B33</svg:desc>
                </draw:g>
              </table:table-cell>
              <table:table-cell office:value-type="float" office:value="-175.365005">
                <text:p>-175.365005</text:p>
                <draw:g>
                  <svg:desc>Sheet1.C2:Sheet1.C33</svg:desc>
                </draw:g>
              </table:table-cell>
              <table:table-cell office:value-type="float" office:value="-175.360291">
                <text:p>-175.360291</text:p>
                <draw:g>
                  <svg:desc>Sheet1.D2:Sheet1.D33</svg:desc>
                </draw:g>
              </table:table-cell>
              <table:table-cell office:value-type="float" office:value="-175.358704">
                <text:p>-175.358704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463">
                <text:p>33.2463</text:p>
              </table:table-cell>
              <table:table-cell office:value-type="float" office:value="-175.152298">
                <text:p>-175.152298</text:p>
              </table:table-cell>
              <table:table-cell office:value-type="float" office:value="-175.183929">
                <text:p>-175.183929</text:p>
              </table:table-cell>
              <table:table-cell office:value-type="float" office:value="-175.180969">
                <text:p>-175.180969</text:p>
              </table:table-cell>
              <table:table-cell office:value-type="float" office:value="-175.180176">
                <text:p>-175.180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05801">
                <text:p>33.605801</text:p>
              </table:table-cell>
              <table:table-cell office:value-type="float" office:value="-175.013901">
                <text:p>-175.013901</text:p>
              </table:table-cell>
              <table:table-cell office:value-type="float" office:value="-175.032166">
                <text:p>-175.032166</text:p>
              </table:table-cell>
              <table:table-cell office:value-type="float" office:value="-175.03035">
                <text:p>-175.03035</text:p>
              </table:table-cell>
              <table:table-cell office:value-type="float" office:value="-175.029968">
                <text:p>-175.029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942902">
                <text:p>33.942902</text:p>
              </table:table-cell>
              <table:table-cell office:value-type="float" office:value="-174.876602">
                <text:p>-174.876602</text:p>
              </table:table-cell>
              <table:table-cell office:value-type="float" office:value="-174.889847">
                <text:p>-174.889847</text:p>
              </table:table-cell>
              <table:table-cell office:value-type="float" office:value="-174.888855">
                <text:p>-174.888855</text:p>
              </table:table-cell>
              <table:table-cell office:value-type="float" office:value="-174.888702">
                <text:p>-174.888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22101">
                <text:p>34.122101</text:p>
              </table:table-cell>
              <table:table-cell office:value-type="float" office:value="-174.812393">
                <text:p>-174.812393</text:p>
              </table:table-cell>
              <table:table-cell office:value-type="float" office:value="-174.814194">
                <text:p>-174.814194</text:p>
              </table:table-cell>
              <table:table-cell office:value-type="float" office:value="-174.813553">
                <text:p>-174.813553</text:p>
              </table:table-cell>
              <table:table-cell office:value-type="float" office:value="-174.813477">
                <text:p>-174.813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10899">
                <text:p>34.210899</text:p>
              </table:table-cell>
              <table:table-cell office:value-type="float" office:value="-174.791">
                <text:p>-174.791</text:p>
              </table:table-cell>
              <table:table-cell office:value-type="float" office:value="-174.776703">
                <text:p>-174.776703</text:p>
              </table:table-cell>
              <table:table-cell office:value-type="float" office:value="-174.776199">
                <text:p>-174.776199</text:p>
              </table:table-cell>
              <table:table-cell office:value-type="float" office:value="-174.776138">
                <text:p>-174.77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239201">
                <text:p>34.239201</text:p>
              </table:table-cell>
              <table:table-cell office:value-type="float" office:value="-174.806503">
                <text:p>-174.806503</text:p>
              </table:table-cell>
              <table:table-cell office:value-type="float" office:value="-174.764755">
                <text:p>-174.764755</text:p>
              </table:table-cell>
              <table:table-cell office:value-type="float" office:value="-174.764297">
                <text:p>-174.764297</text:p>
              </table:table-cell>
              <table:table-cell office:value-type="float" office:value="-174.764252">
                <text:p>-174.764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47398">
                <text:p>34.247398</text:p>
              </table:table-cell>
              <table:table-cell office:value-type="float" office:value="-174.824203">
                <text:p>-174.824203</text:p>
              </table:table-cell>
              <table:table-cell office:value-type="float" office:value="-174.761292">
                <text:p>-174.761292</text:p>
              </table:table-cell>
              <table:table-cell office:value-type="float" office:value="-174.760834">
                <text:p>-174.760834</text:p>
              </table:table-cell>
              <table:table-cell office:value-type="float" office:value="-174.760788">
                <text:p>-174.760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481">
                <text:p>34.2481</text:p>
              </table:table-cell>
              <table:table-cell office:value-type="float" office:value="-174.828201">
                <text:p>-174.828201</text:p>
              </table:table-cell>
              <table:table-cell office:value-type="float" office:value="-174.761002">
                <text:p>-174.761002</text:p>
              </table:table-cell>
              <table:table-cell office:value-type="float" office:value="-174.760544">
                <text:p>-174.760544</text:p>
              </table:table-cell>
              <table:table-cell office:value-type="float" office:value="-174.760498">
                <text:p>-174.760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48402">
                <text:p>34.248402</text:p>
              </table:table-cell>
              <table:table-cell office:value-type="float" office:value="-174.828903">
                <text:p>-174.828903</text:p>
              </table:table-cell>
              <table:table-cell office:value-type="float" office:value="-174.760864">
                <text:p>-174.760864</text:p>
              </table:table-cell>
              <table:table-cell office:value-type="float" office:value="-174.760406">
                <text:p>-174.760406</text:p>
              </table:table-cell>
              <table:table-cell office:value-type="float" office:value="-174.760361">
                <text:p>-174.760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248798">
                <text:p>34.248798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60696">
                <text:p>-174.760696</text:p>
              </table:table-cell>
              <table:table-cell office:value-type="float" office:value="-174.760239">
                <text:p>-174.760239</text:p>
              </table:table-cell>
              <table:table-cell office:value-type="float" office:value="-174.760193">
                <text:p>-174.760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491">
                <text:p>34.249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60574">
                <text:p>-174.760574</text:p>
              </table:table-cell>
              <table:table-cell office:value-type="float" office:value="-174.760117">
                <text:p>-174.760117</text:p>
              </table:table-cell>
              <table:table-cell office:value-type="float" office:value="-174.760071">
                <text:p>-174.760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49401">
                <text:p>34.249401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60452">
                <text:p>-174.760452</text:p>
              </table:table-cell>
              <table:table-cell office:value-type="float" office:value="-174.759995">
                <text:p>-174.759995</text:p>
              </table:table-cell>
              <table:table-cell office:value-type="float" office:value="-174.759949">
                <text:p>-174.759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249699">
                <text:p>34.2496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60315">
                <text:p>-174.760315</text:p>
              </table:table-cell>
              <table:table-cell office:value-type="float" office:value="-174.759872">
                <text:p>-174.759872</text:p>
              </table:table-cell>
              <table:table-cell office:value-type="float" office:value="-174.759827">
                <text:p>-174.759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25">
                <text:p>34.25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60193">
                <text:p>-174.760193</text:p>
              </table:table-cell>
              <table:table-cell office:value-type="float" office:value="-174.75975">
                <text:p>-174.75975</text:p>
              </table:table-cell>
              <table:table-cell office:value-type="float" office:value="-174.759705">
                <text:p>-174.759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250301">
                <text:p>34.250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60071">
                <text:p>-174.760071</text:p>
              </table:table-cell>
              <table:table-cell office:value-type="float" office:value="-174.759628">
                <text:p>-174.759628</text:p>
              </table:table-cell>
              <table:table-cell office:value-type="float" office:value="-174.759583">
                <text:p>-174.759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250599">
                <text:p>34.2505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9949">
                <text:p>-174.759949</text:p>
              </table:table-cell>
              <table:table-cell office:value-type="float" office:value="-174.759506">
                <text:p>-174.759506</text:p>
              </table:table-cell>
              <table:table-cell office:value-type="float" office:value="-174.75946">
                <text:p>-174.75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2509">
                <text:p>34.250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9811">
                <text:p>-174.759811</text:p>
              </table:table-cell>
              <table:table-cell office:value-type="float" office:value="-174.759369">
                <text:p>-174.759369</text:p>
              </table:table-cell>
              <table:table-cell office:value-type="float" office:value="-174.759323">
                <text:p>-174.759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251301">
                <text:p>34.251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9644">
                <text:p>-174.759644</text:p>
              </table:table-cell>
              <table:table-cell office:value-type="float" office:value="-174.759201">
                <text:p>-174.759201</text:p>
              </table:table-cell>
              <table:table-cell office:value-type="float" office:value="-174.759155">
                <text:p>-174.759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51598">
                <text:p>34.251598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9521">
                <text:p>-174.759521</text:p>
              </table:table-cell>
              <table:table-cell office:value-type="float" office:value="-174.759079">
                <text:p>-174.759079</text:p>
              </table:table-cell>
              <table:table-cell office:value-type="float" office:value="-174.759033">
                <text:p>-174.759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2519">
                <text:p>34.251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9399">
                <text:p>-174.759399</text:p>
              </table:table-cell>
              <table:table-cell office:value-type="float" office:value="-174.758957">
                <text:p>-174.758957</text:p>
              </table:table-cell>
              <table:table-cell office:value-type="float" office:value="-174.758911">
                <text:p>-174.758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252201">
                <text:p>34.2522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9262">
                <text:p>-174.759262</text:p>
              </table:table-cell>
              <table:table-cell office:value-type="float" office:value="-174.75882">
                <text:p>-174.75882</text:p>
              </table:table-cell>
              <table:table-cell office:value-type="float" office:value="-174.758774">
                <text:p>-174.75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252499">
                <text:p>34.252499</text:p>
              </table:table-cell>
              <table:table-cell office:value-type="float" office:value="-174.8284">
                <text:p>-174.8284</text:p>
              </table:table-cell>
              <table:table-cell office:value-type="float" office:value="-174.75914">
                <text:p>-174.75914</text:p>
              </table:table-cell>
              <table:table-cell office:value-type="float" office:value="-174.758698">
                <text:p>-174.758698</text:p>
              </table:table-cell>
              <table:table-cell office:value-type="float" office:value="-174.758652">
                <text:p>-174.758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2528">
                <text:p>34.2528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9018">
                <text:p>-174.759018</text:p>
              </table:table-cell>
              <table:table-cell office:value-type="float" office:value="-174.758575">
                <text:p>-174.758575</text:p>
              </table:table-cell>
              <table:table-cell office:value-type="float" office:value="-174.75853">
                <text:p>-174.75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253101">
                <text:p>34.25310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8881">
                <text:p>-174.758881</text:p>
              </table:table-cell>
              <table:table-cell office:value-type="float" office:value="-174.758438">
                <text:p>-174.758438</text:p>
              </table:table-cell>
              <table:table-cell office:value-type="float" office:value="-174.758392">
                <text:p>-174.758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253399">
                <text:p>34.25339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8759">
                <text:p>-174.758759</text:p>
              </table:table-cell>
              <table:table-cell office:value-type="float" office:value="-174.758316">
                <text:p>-174.758316</text:p>
              </table:table-cell>
              <table:table-cell office:value-type="float" office:value="-174.75827">
                <text:p>-174.75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253799">
                <text:p>34.2537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8591">
                <text:p>-174.758591</text:p>
              </table:table-cell>
              <table:table-cell office:value-type="float" office:value="-174.758148">
                <text:p>-174.758148</text:p>
              </table:table-cell>
              <table:table-cell office:value-type="float" office:value="-174.758102">
                <text:p>-174.758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255299">
                <text:p>34.255299</text:p>
              </table:table-cell>
              <table:table-cell office:value-type="float" office:value="-174.826904">
                <text:p>-174.826904</text:p>
              </table:table-cell>
              <table:table-cell office:value-type="float" office:value="-174.757965">
                <text:p>-174.757965</text:p>
              </table:table-cell>
              <table:table-cell office:value-type="float" office:value="-174.757523">
                <text:p>-174.757523</text:p>
              </table:table-cell>
              <table:table-cell office:value-type="float" office:value="-174.757477">
                <text:p>-174.7574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474201">
                <text:p>34.474201</text:p>
              </table:table-cell>
              <table:table-cell office:value-type="float" office:value="-174.814301">
                <text:p>-174.814301</text:p>
              </table:table-cell>
              <table:table-cell office:value-type="float" office:value="-174.665543">
                <text:p>-174.665543</text:p>
              </table:table-cell>
              <table:table-cell office:value-type="float" office:value="-174.665359">
                <text:p>-174.665359</text:p>
              </table:table-cell>
              <table:table-cell office:value-type="float" office:value="-174.665344">
                <text:p>-174.665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5494">
                <text:p>35.5494</text:p>
              </table:table-cell>
              <table:table-cell office:value-type="float" office:value="-174.237305">
                <text:p>-174.237305</text:p>
              </table:table-cell>
              <table:table-cell office:value-type="float" office:value="-174.211609">
                <text:p>-174.211609</text:p>
              </table:table-cell>
              <table:table-cell office:value-type="float" office:value="-174.211136">
                <text:p>-174.211136</text:p>
              </table:table-cell>
              <table:table-cell office:value-type="float" office:value="-174.211182">
                <text:p>-174.211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940701">
                <text:p>37.940701</text:p>
              </table:table-cell>
              <table:table-cell office:value-type="float" office:value="-173.173904">
                <text:p>-173.173904</text:p>
              </table:table-cell>
              <table:table-cell office:value-type="float" office:value="-173.202057">
                <text:p>-173.202057</text:p>
              </table:table-cell>
              <table:table-cell office:value-type="float" office:value="-173.191833">
                <text:p>-173.191833</text:p>
              </table:table-cell>
              <table:table-cell office:value-type="float" office:value="-173.196884">
                <text:p>-173.1968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7215">
                <text:p>38.7215</text:p>
              </table:table-cell>
              <table:table-cell office:value-type="float" office:value="-172.874603">
                <text:p>-172.874603</text:p>
              </table:table-cell>
              <table:table-cell office:value-type="float" office:value="-172.872421">
                <text:p>-172.872421</text:p>
              </table:table-cell>
              <table:table-cell office:value-type="float" office:value="-172.856293">
                <text:p>-172.856293</text:p>
              </table:table-cell>
              <table:table-cell office:value-type="float" office:value="-172.866287">
                <text:p>-172.866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